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31e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16c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76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826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0e5c8" officeooo:paragraph-rsid="0010e5c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231ef" officeooo:paragraph-rsid="001231e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16c6" officeooo:paragraph-rsid="00127c5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e417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2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76cb" officeooo:paragraph-rsid="001376c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f9bc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ru" fo:country="RU" officeooo:rsid="001231ef"/>
    </style:style>
    <style:style style:name="T7" style:family="text">
      <style:text-properties fo:language="ru" fo:country="RU" officeooo:rsid="00127c55"/>
    </style:style>
    <style:style style:name="T8" style:family="text">
      <style:text-properties fo:language="ru" fo:country="RU" officeooo:rsid="001316c6"/>
    </style:style>
    <style:style style:name="T9" style:family="text">
      <style:text-properties fo:language="ru" fo:country="RU" officeooo:rsid="001376cb"/>
    </style:style>
    <style:style style:name="T10" style:family="text">
      <style:text-properties fo:language="ru" fo:country="RU" officeooo:rsid="00138262"/>
    </style:style>
    <style:style style:name="T11" style:family="text">
      <style:text-properties fo:language="ru" fo:country="RU" officeooo:rsid="0013f9bc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officeooo:rsid="000ab2ef"/>
    </style:style>
    <style:style style:name="T15" style:family="text">
      <style:text-properties fo:language="en" fo:country="US" officeooo:rsid="000bc4ff"/>
    </style:style>
    <style:style style:name="T16" style:family="text">
      <style:text-properties fo:language="en" fo:country="US" officeooo:rsid="000e4173"/>
    </style:style>
    <style:style style:name="T1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0086c37"/>
    </style:style>
    <style:style style:name="T22" style:family="text">
      <style:text-properties officeooo:rsid="000992e2"/>
    </style:style>
    <style:style style:name="T23" style:family="text">
      <style:text-properties officeooo:rsid="000ab2ef"/>
    </style:style>
    <style:style style:name="T24" style:family="text">
      <style:text-properties officeooo:rsid="000bc4ff"/>
    </style:style>
    <style:style style:name="T25" style:family="text">
      <style:text-properties officeooo:rsid="000e4173"/>
    </style:style>
    <style:style style:name="T26" style:family="text">
      <style:text-properties officeooo:rsid="0010e5c8"/>
    </style:style>
    <style:style style:name="T27" style:family="text">
      <style:text-properties officeooo:rsid="001231ef"/>
    </style:style>
    <style:style style:name="T28" style:family="text">
      <style:text-properties officeooo:rsid="00127c55"/>
    </style:style>
    <style:style style:name="T29" style:family="text">
      <style:text-properties officeooo:rsid="001316c6"/>
    </style:style>
    <style:style style:name="T30" style:family="text">
      <style:text-properties officeooo:rsid="001376cb"/>
    </style:style>
    <style:style style:name="T31" style:family="text">
      <style:text-properties officeooo:rsid="00138262"/>
    </style:style>
    <style:style style:name="T32" style:family="text">
      <style:text-properties officeooo:rsid="0013f9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3">EVO Reset Service</text:p>
      <text:p text:style-name="P22"/>
      <text:p text:style-name="P25"><text:span text:style-name="T32">26.02.2013 </text:span><text:span text:style-name="T11">Версия 0.53а Исправление</text:span></text:p>
      <text:p text:style-name="P25"><text:span text:style-name="T11">- восстановил работу </text:span><text:span text:style-name="T32">FAT/SPG </text:span><text:span text:style-name="T11">загрузчика.</text:span></text:p>
      <text:p text:style-name="P25"><text:span text:style-name="T10"/></text:p>
      <text:p text:style-name="P9"><text:span text:style-name="T31">25.02.2013 </text:span><text:span text:style-name="T10">Версия 0.53 Добавление</text:span></text:p>
      <text:p text:style-name="P9"><text:span text:style-name="T10">- в недра сервиса добавлен </text:span><text:span text:style-name="T31">Perfect Commander.</text:span></text:p>
      <text:p text:style-name="P24"/>
      <text:p text:style-name="P8"><text:span text:style-name="T30">20.01.2013 </text:span><text:span text:style-name="T9">Версия 0.52</text:span><text:span text:style-name="T30">b </text:span><text:span text:style-name="T9">Исправление</text:span></text:p>
      <text:p text:style-name="P8"><text:span text:style-name="T9">- исправлена ошибка из-за которой при сбросе обнулялся регистр секунд в </text:span><text:span text:style-name="T30">CMOS</text:span><text:span text:style-name="T9">.</text:span></text:p>
      <text:p text:style-name="P12"/>
      <text:p text:style-name="P6"><text:span text:style-name="T29">26</text:span><text:span text:style-name="T28">.</text:span><text:span text:style-name="T29">12</text:span><text:span text:style-name="T28">.2012 </text:span><text:span text:style-name="T7">Версия 0.52а<text:tab/>Исправление</text:span></text:p>
      <text:p text:style-name="P7"><text:span text:style-name="T29">- </text:span><text:span text:style-name="T8">исправлена ошибка драйвера </text:span><text:span text:style-name="T29">NeoGS </text:span><text:span text:style-name="T8">из-за которой происходила порча некоторых ячеек при загрузке файлов при вызове через </text:span><text:span text:style-name="T29">RST 8.</text:span></text:p>
      <text:p text:style-name="P6"><text:span text:style-name="T7">- исправлена ошибка в драйверах для правильной загрузке файлов при вызове через </text:span><text:span text:style-name="T28">RST 8.</text:span></text:p>
      <text:p text:style-name="P11"/>
      <text:p text:style-name="P5"><text:span text:style-name="T27">08.12.2012 </text:span><text:span text:style-name="T6">Версия 0.52 Исправление.</text:span></text:p>
      <text:p text:style-name="P5"><text:span text:style-name="T6">- сделал принудительно обнуление памяти при запуске программ с </text:span><text:span text:style-name="T27">TR-DOS </text:span><text:span text:style-name="T6">диска.</text:span></text:p>
      <text:p text:style-name="P10"/>
      <text:p text:style-name="P4"><text:span text:style-name="T26">04.12.2012 </text:span><text:span text:style-name="T5">Версия 0.51</text:span><text:span text:style-name="T26">a </text:span><text:span text:style-name="T5">Исправление.</text:span></text:p>
      <text:p text:style-name="P4"><text:span text:style-name="T5">- исправлена блокировка при отсуствии </text:span><text:span text:style-name="T26">SD </text:span><text:span text:style-name="T5">карты на </text:span><text:span text:style-name="T26">NeoGS.</text:span></text:p>
      <text:p text:style-name="P18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21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21">NeoGS </text:span><text:span text:style-name="T2">при определении наличия </text:span><text:span text:style-name="T21">SD </text:span><text:span text:style-name="T2">карты из-за изменения настроек прерываний.</text:span></text:p>
      <text:p text:style-name="P14">- <text:span text:style-name="T22">устранена невозможность выбрать файл для загрузки с ленты при отсутствии в корне директорий.</text:span></text:p>
      <text:p text:style-name="P15">- <text:span text:style-name="T23">устранена проблема сброса/зависания при запуске </text:span><text:span text:style-name="T14">TAP </text:span><text:span text:style-name="T23">файлов при заблокированном режиме 48к.</text:span></text:p>
      <text:p text:style-name="P16">- <text:span text:style-name="T24">сделано автоопределение наличия </text:span><text:span text:style-name="T15">SD </text:span><text:span text:style-name="T24">карт с возможностью отключения.</text:span></text:p>
      <text:p text:style-name="P17"><text:span text:style-name="T25">- сделана выдача сообщение с блокировкой дальнейшей работы при обращении к примонтированному образу после удаления </text:span><text:span text:style-name="T16">SD </text:span><text:span text:style-name="T25">карты с которой был примонтирован образ.</text:span></text:p>
      <text:p text:style-name="P17"><text:span text:style-name="T25">- сделан контроль наличия </text:span><text:span text:style-name="T16">SD </text:span><text:span text:style-name="T25">карт с выдачей сообщения и блокировкой дальнейшей работы.</text:span></text:p>
      <text:p text:style-name="P17"><text:span text:style-name="T25">- переименован пункт </text:span><text:span text:style-name="T16">«W.Turbo Mode» </text:span><text:span text:style-name="T25">в </text:span><text:span text:style-name="T16">«W.CPU frequency».</text:span></text:p>
      <text:p text:style-name="P17"><text:span text:style-name="T25">- сделана принудительная полная инициализация после обновления </text:span><text:span text:style-name="T16">FlashROM.</text:span></text:p>
      <text:p text:style-name="P17"><text:span text:style-name="T25">- нажатие 0+</text:span><text:span text:style-name="T16">RESET </text:span><text:span text:style-name="T25">теперь не только возвращает основной режим, но и делает полную инициализацию внутренних переменных.</text:span></text:p>
      <text:p text:style-name="P17"><text:span text:style-name="T25">- сделан </text:span><text:span text:style-name="T16">CRC </text:span><text:span text:style-name="T25">контроль содержимого </text:span><text:span text:style-name="T16">CMOS </text:span><text:span text:style-name="T25">памяти используемых в работе, при неправильной </text:span><text:span text:style-name="T16">CRC </text:span><text:span text:style-name="T25">все используемые в работе ячейки перезаписываются исходными значениями.</text:span></text:p>
      <text:p text:style-name="P13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13">- пункт основного меню <text:span text:style-name="T12">«FAT boot» </text:span>переименован в «<text:span text:style-name="T12">File browser</text:span>».</text:p>
      <text:p text:style-name="P13">- в меню «<text:span text:style-name="T12">Service</text:span>» удалены пункты «<text:span text:style-name="T12">Load font 4 TEXTMODE</text:span>» и «<text:span text:style-name="T12">Image to RAMDISK</text:span>», функции этих пунктов теперь производятся через «<text:span text:style-name="T12">File browser</text:span>».</text:p>
      <text:p text:style-name="P13"><text:span text:style-name="T12">- </text:span>в меню «<text:span text:style-name="T12">Service</text:span>» добавлен пункт принудительного сброса на дефолтные значения <text:span text:style-name="T12">CMOS. </text:span>Также добавлен пункт демонтирования образов, если ни один образ не примонтирован меню не появляется.</text:p>
      <text:p text:style-name="P13">- загрузка/запуск файлов раскиданные ранее по разным пунктам разных меню теперь производятся через «<text:span text:style-name="T12">File browser</text:span>», кроме обновления прошивок. Обновление прошивок оставлено на старом месте.</text:p>
      <text:p text:style-name="P13">- переделан порядок доступа к <text:span text:style-name="T12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12">.</text:span></text:p>
      <text:p text:style-name="P13">- работа с <text:span text:style-name="T12">FAT </text:span>полностью перенесена в ПЗУ, вся вызовы сделаны через <text:span text:style-name="T12">RST 8</text:span>.</text:p>
      <text:p text:style-name="P13">- сделана сортировка по первым символам для директорий/файлов (сначала для директорий, потом для файлов).</text:p>
      <text:p text:style-name="P13">- сделано монтирование <text:span text:style-name="T12">TRD </text:span>образов на чтение/запись непосредственно на <text:span text:style-name="T12">FAT.</text:span></text:p>
      <text:p text:style-name="P13">- сделано монтирование <text:span text:style-name="T12">TRD </text:span>образов из текстового файла <text:span text:style-name="T12">IMAGE.MNT. </text:span>Возможность сохранения <text:soft-page-break/>примонтированных образов в этот файл пока отсутствует.</text:p>
      <text:p text:style-name="P13">- в главном меню добавлен пункт «<text:span text:style-name="T12">Setup</text:span>»<text:span text:style-name="T12">. </text:span>Пока в нем 2 пункта: включение/выключение звука нажатых клавиш и включение/выключение доступа к <text:span text:style-name="T12">SD card NeoGS.</text:span></text:p>
      <text:p text:style-name="P13"><text:span text:style-name="T12">- </text:span>в связи с возможностью монтирования <text:span text:style-name="T12">TRD </text:span>образов сделана запись в драйверах устройств, пока только для монтировщика образов. <text:span text:style-name="T12">FAT </text:span>возможностей записи пока не имеет.</text:p>
      <text:p text:style-name="P13">- окно «<text:span text:style-name="T12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13">- после переезда работы с <text:span text:style-name="T12">FAT </text:span>в ПЗУ инициализация всех устройств делается всегда сразу по сбросу.</text:p>
      <text:p text:style-name="P13">- сделано сохранение текущего пути при переходах по директориям.</text:p>
      <text:p text:style-name="P13">- обработчик и установщик <text:span text:style-name="T12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13">- шрифты для текстового режима теперь хранятся в упакованном виде.</text:p>
      <text:p text:style-name="P13">- переделаны вызовы <text:span text:style-name="T12">RST 8, </text:span>сделаны вызова из <text:span text:style-name="T12">EVO-DOS </text:span>для работы с примонтированными образами.</text:p>
      <text:p text:style-name="P13">- при загрузке <text:span text:style-name="T12">TAP </text:span>файлов через «<text:span text:style-name="T12">File browser</text:span>» принудительно включается бит эмуляции работы с лентой в <text:span text:style-name="T12">CMOS. </text:span>При вызове через «<text:span text:style-name="T12">Tape loader</text:span>» зависит от установленного режима.</text:p>
      <text:p text:style-name="P13">- при выборе <text:span text:style-name="T12">TRD </text:span>образов выдается меню выбора монтировать файл или загружать в рамдиск. <text:span text:style-name="T12">FDI </text:span>и <text:span text:style-name="T12">SCL </text:span>образа всегда грузятся в рамдиск.</text:p>
      <text:p text:style-name="P13"/>
      <text:p text:style-name="P13">24.01.2012 Версия 0.49<text:span text:style-name="T12">c </text:span>Переделки</text:p>
      <text:p text:style-name="P13">- переделаны обработчики <text:span text:style-name="T12">RST 8 </text:span>и <text:span text:style-name="T12">NMI </text:span>для полной независимости друг от друга.</text:p>
      <text:p text:style-name="P13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</text:span><text:span text:style-name="T1">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13">- исправлена проблема неправильного считывания фонта из-за несвоевременного переключения отображаемых экранов.</text:p>
      <text:p text:style-name="P13">- исправлено отображение некоторых регистров процессора.</text:p>
      <text:p text:style-name="P13"/>
      <text:p text:style-name="P13">18.01.2012 Версия 0.49 Добавление</text:p>
      <text:p text:style-name="P13">- добавлена поддержка волшебной кнопки <text:span text:style-name="T12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13"/>
      <text:p text:style-name="P13">17.12.2011 Версия 0.48 Дополнение</text:p>
      <text:p text:style-name="P13">- немного переделан тест <text:span text:style-name="T12">PC </text:span>клавиатуры, добавлено управление светодиодом <text:span text:style-name="T12">Caps LOCK.</text:span></text:p>
      <text:p text:style-name="P13"><text:span text:style-name="T12">- </text:span>в меню сервис поменяны местами пункты <text:span text:style-name="T12">“Image to RAMDISK” </text:span>и<text:span text:style-name="T12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13"/>
      <text:p text:style-name="P13">16.12.2011 Версия 0.47<text:span text:style-name="T12">d </text:span>Исправление</text:p>
      <text:p text:style-name="P13">- исправлено не выставление режимов памяти и турбо при запуске <text:span text:style-name="T12">HDD boot </text:span>и <text:span text:style-name="T12">CD boot.</text:span> </text:p>
      <text:p text:style-name="P13"/>
      <text:p text:style-name="P13">16.12.2011 Версия 0.47<text:span text:style-name="T12">c </text:span>Исправление</text:p>
      <text:p text:style-name="P13"><text:soft-page-break/>- внесено еще немного изменений в <text:span text:style-name="T12">SPG </text:span>загрузчик.</text:p>
      <text:p text:style-name="P13"/>
      <text:p text:style-name="P13">15.12.2011 Версия 0.47<text:span text:style-name="T12">b </text:span>Исправление</text:p>
      <text:p text:style-name="P13">- добавлены изменения в код <text:span text:style-name="T12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13">- переделан загрузчик HOBETA файлов и перенесен в другую страницу ROM.</text:p>
      <text:p text:style-name="P13">- добавлена возможность запускать <text:span text:style-name="T12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13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13">- добавлена возможность сброса в прошивку пользователя (<text:span text:style-name="T12">Custom ROM).</text:span></text:p>
      <text:p text:style-name="P13"><text:span text:style-name="T12">- </text:span>добавлена возможность менять прошивку пользователя (<text:span text:style-name="T12">Custom ROM) </text:span>размером 64 Кб не обновляя весь <text:span text:style-name="T12">ROM</text:span>.</text:p>
      <text:p text:style-name="P13">- изменены настройки хранимые в <text:span text:style-name="T12">CMOS </text:span>на противоположные для пунктов «<text:span text:style-name="T20">Reload FONT</text:span>» и «<text:span text:style-name="T20">Type FONT</text:span>». Теперь при инициализации настроек в <text:span text:style-name="T12">CMOS </text:span>пункты будут по умолчанию принимать значения <text:span text:style-name="T12">«</text:span><text:span text:style-name="T13">ON</text:span><text:span text:style-name="T12">» </text:span>и <text:span text:style-name="T12">«</text:span><text:span text:style-name="T13">CP866</text:span><text:span text:style-name="T12">» <text:s/></text:span><text:span text:style-name="T1">соответственно</text:span><text:span text:style-name="T12"> .</text:span></text:p>
      <text:p text:style-name="P13">- добавлено выставление режимов турбо при удержании <text:span text:style-name="T12">CS, SS, SPACE </text:span>при сбросе.</text:p>
      <text:p text:style-name="P13"/>
      <text:p text:style-name="P13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13"/>
      <text:p text:style-name="P2"><text:span text:style-name="T1">28.09.2011</text:span> <text:span text:style-name="T1">Версия 0.44 Исправления и дополнения</text:span></text:p>
      <text:p text:style-name="P13">- исправлен неправильное вычисления ширины окна из-за чего скроллер сдвигал не только в окне.</text:p>
      <text:p text:style-name="P13">- драйвера и менеджер устройств перенесены в ПЗУ и работают оттуда же. </text:p>
      <text:p text:style-name="P13">- исправлено появления курсора мыши при отсутствии самой мыши и при выводе файлового меню.</text:p>
      <text:p text:style-name="P2"/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13">- исправлена ошибка из-за которой переключенные режимы не обновлялись на экране.</text:p>
      <text:p text:style-name="P1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13"/>
      <text:p text:style-name="P2"><text:span text:style-name="T1">21.07.2011</text:span> <text:span text:style-name="T1">Версия 0.41 Изменения и дополнения.</text:span></text:p>
      <text:p text:style-name="P13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13"/>
      <text:p text:style-name="P13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13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13">- переделан вывод рамки для <text:span text:style-name="T12">CMOS editor </text:span>в зависимости от выбранного шрифта.</text:p>
      <text:p text:style-name="P13"/>
      <text:p text:style-name="P2"><text:soft-page-break/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13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13">- исправлена ошибка неправильного вычисления высоты файлового окна в зависимости от количества файлов</text:p>
      <text:p text:style-name="P13">- добавлено переключение загрузки с магнитофонного входа или с <text:span text:style-name="T12">FAT </text:span>устройств.</text:p>
      <text:p text:style-name="P13">- добавлена возможность загрузки и запуска <text:span text:style-name="T12">TAP </text:span>файлов.</text:p>
      <text:p text:style-name="P13"/>
      <text:p text:style-name="P13">23.03.2011 Версия 0.37 Дополнение.</text:p>
      <text:p text:style-name="P13">- в редакторе <text:span text:style-name="T12">CMOS </text:span>каждую секунду обновляются ячейки времени и перепечатываются на экране.</text:p>
      <text:p text:style-name="P13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</text:span><text:span text:style-name="T1">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13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13">- изменено ожидание нажатия клавиш при ошибках.</text:p>
      <text:p text:style-name="P13"/>
      <text:p text:style-name="P13">07.02.2011 Версия 0.31 Дополнение.</text:p>
      <text:p text:style-name="P13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13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</text:span><text:span text:style-name="T1">килобайт.</text:span></text:p>
      <text:p text:style-name="P13"><text:soft-page-break/>- удалена очистка страниц памяти.</text:p>
      <text:p text:style-name="P13">- переделано форматирование рамдиска с учетом его нового формата.</text:p>
      <text:p text:style-name="P13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13">- рамдиск усложнился, в первой странице рамдиска создается таблица дорожек и секторов. Для <text:span text:style-name="T12">FDI </text:span>образа конвертируется заголок, для <text:span text:style-name="T12">TRD </text:span>и <text:span text:style-name="T12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13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</text:span><text:span text:style-name="T1">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13">- сделано принудительное определение <text:span text:style-name="T12">FAT </text:span>даже при наличии <text:span text:style-name="T12">MBR.</text:span></text:p>
      <text:p text:style-name="P13">- начало рамдиска переехало на одну страницу вниз.</text:p>
      <text:p text:style-name="P13"/>
      <text:p text:style-name="P13">28.11.2010 Версия 0.24 Изменения.</text:p>
      <text:p text:style-name="P13">- изменен прошивальщик ПЗУ. Теперь прошивает все ПЗУ полностью все 512 Кб. Соотвественно в файловом окне отображаются только <text:span text:style-name="T12">ROM </text:span>файлы размером 512 Кб. Файлы размером 64 Кб не отображаются и не прошиваются.</text:p>
      <text:p text:style-name="P13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13">- устранено появление мышиного курсора при выборе конфигурации и при переключении турбо режима.</text:p>
      <text:p text:style-name="P13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</text:span><text:span text:style-name="T1">как вызывать.</text:span></text:p>
      <text:p text:style-name="P13">- исправлено вылезание курсора в файловом окне при отсуствии файлов и нажатии кнопки перехода на страницу вверх.</text:p>
      <text:p text:style-name="P13">- поправлена упущенная возможность запуска кодовых блоков через <text:span text:style-name="T12">«FAT boot» </text:span>с возможностью выхода в Бейсик.</text:p>
      <text:p text:style-name="P13"/>
      <text:p text:style-name="P13">13.11.2010 Версия 0.22 Добавление функционала и исправление ошибки.</text:p>
      <text:p text:style-name="P13">- исправлена ошибка высчитывания остатка загрузки в страницу памяти при загрузке <text:span text:style-name="T12">SCL </text:span>файлов.</text:p>
      <text:p text:style-name="P13">- добавлен<text:span text:style-name="T12"> </text:span>пункт <text:span text:style-name="T12">«Update FLASH ROM»</text:span> для быстрого обновления прошивок ПЗУ. </text:p>
      <text:p text:style-name="P13"/>
      <text:p text:style-name="P13">03.11.2010 Версия 0.21 Добавление функционала для поддержки <text:span text:style-name="T12">EVO-DOS.</text:span></text:p>
      <text:p text:style-name="P13">- добавлена возможность капирования в память для виртуального дисковода <text:span text:style-name="T12">TRD </text:span>и <text:span text:style-name="T12">SCL </text:span>(раскрытие образов);</text:p>
      <text:p text:style-name="P1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12">DOS #3D13</text:span>;</text:p>
      <text:p text:style-name="P13">- на экране добавлена возможность менять виртуальный дискововод не только клавишей <text:span text:style-name="T12">“Y”, </text:span>но и при помощи мыши;</text:p>
      <text:p text:style-name="P13">- внизу экрана добавлен краткая помощь по клавишам не задействованным в меню и клавише вызова краткой помощи по основному управлению (<text:span text:style-name="T12">H+RESET);</text:span></text:p>
      <text:p text:style-name="P13">- переименованны пункты сервис меню для работы с рамдиском. Теперь пункты начинаются со слова <text:span text:style-name="T12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13"><text:soft-page-break/>- исправлено невозможность выхода из ошибочной ситуации с выводом окна. При выдаче окна прерывания были зпрещены.</text:p>
      <text:p text:style-name="P13"/>
      <text:p text:style-name="P13">21.10.2010 Версия 0.2.1 Исправление ошибок.</text:p>
      <text:p text:style-name="P13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</text:span><text:span text:style-name="T1">сервис как и задумано работает всегда с включенном турбо режимом и всей памятью Пентагона для </text:span><text:span text:style-name="T1">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13">- исправлено зависание при включение мыши по кнопке 9.</text:p>
      <text:p text:style-name="P13">- исправлен вылет в Бейсик при отсуствии мыши и попытке ее включения.</text:p>
      <text:p text:style-name="P13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13"/>
      <text:p text:style-name="P13">07.10.2010 Версия 0.1A4 Продолжение переделок, тестовая версия.</text:p>
      <text:p text:style-name="P13">- исправлен вывод файлов и директорий при количестве больше высоты окна (скроллинг и страничное перемещение).</text:p>
      <text:p text:style-name="P13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13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</text:span><text:span text:style-name="T1">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</text:span><text:span text:style-name="T1">файлов.</text:span></text:p>
      <text:p text:style-name="P2">- <text:span text:style-name="T1">немного переделан детект мыши и часов.</text:span></text:p>
      <text:p text:style-name="P13">- еще немного поэкспериментировал с отображением горячих клавиш в менюшках. <text:s/></text:p>
      <text:p text:style-name="P13"/>
      <text:p text:style-name="P2"><text:span text:style-name="T1">25.09.2010 Версия 0.1</text:span>A<text:span text:style-name="T1">2 Продолжение переделок, тестовая версия.</text:span></text:p>
      <text:p text:style-name="P13">- переделал некоторые меню по внешнему виду для общего стиля.</text:p>
      <text:p text:style-name="P1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13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13">- переделка внешнего вида.</text:p>
      <text:p text:style-name="P13">- переделана обработка горячих клавиш.</text:p>
      <text:p text:style-name="P13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13"/>
      <text:p text:style-name="P2">17.09.2010 <text:span text:style-name="T1">Версия 0.1А Вторая ревизия сорцов, тестовая версия.</text:span></text:p>
      <text:p text:style-name="P13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1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1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</text:span><text:span text:style-name="T1">режимов.</text:span></text:p>
      <text:p text:style-name="P2"><text:soft-page-break/>- <text:span text:style-name="T1">исправлено включение/выключение часов. Теперь как и в случае с включение/выключением мыши </text:span><text:span text:style-name="T1">не происходит полный перезапуск с перерисовкой экрана.</text:span></text:p>
      <text:p text:style-name="P13">- исправил смену режимов без перерисовки экрана.</text:p>
      <text:p text:style-name="P13">- при смене дисковода перерисовка происходит из-за возможно открытого файлового меню.</text:p>
      <text:p text:style-name="P13">- при открытом файловом меню для <text:span text:style-name="T12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</text:span><text:span text:style-name="T1">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1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13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13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</text:span><text:span text:style-name="T1"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</text:span><text:span text:style-name="T1">перекомпиляции. Переписаны стартовые </text:span>RESET <text:span text:style-name="T1">сервисы. </text:span></text:p>
      <text:p text:style-name="P13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13">- добавлена поддержка показа версий прошивок на Пентеве.</text:p>
      <text:p text:style-name="P2"/>
      <text:p text:style-name="P2">17.03.2010 <text:span text:style-name="T1">Версия 0.15 Исправление ошибок</text:span></text:p>
      <text:p text:style-name="P13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</text:span><text:span text:style-name="T1">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13">- исправлена возможность загрузки файлов размером максимум 40960 байт. В предыдущих версиях размер был максимум 40959 байт.</text:p>
      <text:p text:style-name="P13"/>
      <text:p text:style-name="P13">22.02.2010 Версия 0.11 Исправлен первый глюк.</text:p>
      <text:p text:style-name="P13">- неправильно отдавался тип <text:span text:style-name="T12">FAT </text:span>устройства микрозагрузчику <text:span text:style-name="T12">HOBETA </text:span>файлов.</text:p>
      <text:p text:style-name="P2"/>
      <text:p text:style-name="P2">21.02.2010 <text:span text:style-name="T1">Версия 0.1 Проверка и тестирование. </text:span></text:p>
      <text:p text:style-name="P19"><text:span text:style-name="T18">- за основу взяты исходники </text:span><text:span text:style-name="T17">GLUK 6.62. </text:span><text:span text:style-name="T18">Все исходники переведены в текстовый формат для </text:span><text:span text:style-name="T18">компиляции </text:span><text:span text:style-name="T1">SjASMPlus</text:span><text:span text:style-name="T17">. </text:span><text:span text:style-name="T18">При сборке используется упаковщик </text:span><text:span text:style-name="T17">MHMT.</text:span></text:p>
      <text:p text:style-name="P20"><text:soft-page-break/><text:span text:style-name="T19">- все исходники разбиты на несколько файлов по смыслу, хотя распределение не окончательное и </text:span><text:span text:style-name="T19">местами не точное. Многое осталось от исходного </text:span><text:span text:style-name="T17">GLUK</text:span><text:span text:style-name="T19">а. Так сказать «забадяжил» на старых </text:span><text:span text:style-name="T19">дрожжах.</text:span></text:p>
      <text:p text:style-name="P20"><text:span text:style-name="T19">- при переделке не пострадали и не изменялись все функции вызываемые по «Кнопка+</text:span><text:span text:style-name="T17">RESET</text:span><text:span text:style-name="T19">».</text:span></text:p>
      <text:p text:style-name="P20"><text:span text:style-name="T19">- без изменений остались </text:span><text:span text:style-name="T17">CD Boot </text:span><text:span text:style-name="T19">и </text:span><text:span text:style-name="T17">HDD Boot.</text:span></text:p>
      <text:p text:style-name="P20"><text:span text:style-name="T19">- полностью удален </text:span><text:span text:style-name="T17">PC.</text:span></text:p>
      <text:p text:style-name="P20"><text:span text:style-name="T19">- убрано определение байта </text:span><text:span text:style-name="T17">#47 </text:span><text:span text:style-name="T19">в ячейке </text:span><text:span text:style-name="T17">#12 CMOS.</text:span></text:p>
      <text:p text:style-name="P20"><text:span text:style-name="T17">- </text:span><text:span text:style-name="T19">удалены из исходников все опции связанные с компиляцией для АТМ.</text:span></text:p>
      <text:p text:style-name="P13">- убрана прозрачность окон.</text:p>
      <text:p text:style-name="P13">- убран вывод на экран уменьшенных копий сохраненных экранов, что создавало мусор на экране.</text:p>
      <text:p text:style-name="P20"><text:span text:style-name="T19">- удалены все пункты не имеющие никакой ценности. К ним относятся следующие пункты: </text:span><text:span text:style-name="T17">P.C., </text:span><text:span text:style-name="T17">P.C.512, Cache, R.C., STS, XAS, Save SCR, TR KEEPER. </text:span><text:span text:style-name="T19">Удален также вновь добавленный пункт </text:span><text:span text:style-name="T17">FATALL. </text:span></text:p>
      <text:p text:style-name="P20"><text:span text:style-name="T19">- в меню «</text:span><text:span text:style-name="T17">Kills</text:span><text:span text:style-name="T19">»</text:span><text:span text:style-name="T17"> </text:span><text:span text:style-name="T19">следующие изменения: удален пункт </text:span><text:span text:style-name="T17">Low MEM. </text:span><text:span text:style-name="T19">Пункт </text:span><text:span text:style-name="T17">Pages </text:span><text:span text:style-name="T19">переименован в </text:span><text:span text:style-name="T17">Pages </text:span><text:span text:style-name="T17">128 </text:span><text:span text:style-name="T19">по функциональности. Форматилки </text:span><text:span text:style-name="T17">RAM </text:span><text:span text:style-name="T19">диска также переименованы по смыслу и добавлена </text:span><text:span text:style-name="T19">форматилка на 640 килобайт (стандартный размер </text:span><text:span text:style-name="T17">TR-DOS </text:span><text:span text:style-name="T19">дискеты</text:span><text:span text:style-name="T17">)</text:span><text:span text:style-name="T19">.</text:span></text:p>
      <text:p text:style-name="P1"><text:span text:style-name="T19">- </text:span><text:span text:style-name="T18">там же в меню «</text:span><text:span text:style-name="T19">Kills</text:span><text:span text:style-name="T18">» оставлен копировщик дискет с форматированием диска-приемника.</text:span></text:p>
      <text:p text:style-name="P13">- временно убрана раскраска главного окна.</text:p>
      <text:p text:style-name="P20"><text:span text:style-name="T19">- у часов теперь не 2 состояния, а 3. Часы не найдены, на экране надпись </text:span><text:span text:style-name="T17">«NO CMOS». </text:span><text:span text:style-name="T19">Часы </text:span><text:span text:style-name="T19">найдены, но выключены. Надпись на экране </text:span><text:span text:style-name="T17">«OFF CMOS». </text:span><text:span text:style-name="T19">При найденных и включенных </text:span><text:span text:style-name="T19">соотвественно отображают время.</text:span></text:p>
      <text:p text:style-name="P20"><text:span text:style-name="T19">- обновление часов теперь происходит не по тайм ауту, а по установке бита 4 регистра </text:span><text:span text:style-name="T17">C </text:span><text:span text:style-name="T19">самих </text:span><text:span text:style-name="T19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20"><text:span text:style-name="T19">- определение часов делается по ячейке 0 (секунды). Ячейка </text:span><text:span text:style-name="T17">#11 </text:span><text:span text:style-name="T19">принимающее значение </text:span><text:span text:style-name="T17">#AA (</text:span><text:span text:style-name="T19">часы </text:span><text:span text:style-name="T19">включены)</text:span><text:span text:style-name="T17"> </text:span><text:span text:style-name="T19">или </text:span><text:span text:style-name="T17">#55 </text:span><text:span text:style-name="T19">(часы выключены) не используется для определения наличия часов.</text:span></text:p>
      <text:p text:style-name="P1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20"><text:span text:style-name="T19">- устранен глюк связанный с надписью </text:span><text:span text:style-name="T17">«I KNOW NOW». </text:span><text:span text:style-name="T19">При выбранном диске «</text:span><text:span text:style-name="T17">D</text:span><text:span text:style-name="T19">» и при </text:span><text:span text:style-name="T19">отсутствии на диске Бейсик файлов (при выборе «</text:span><text:span text:style-name="T17">GLUK BOOT</text:span><text:span text:style-name="T19">» выводится </text:span><text:span text:style-name="T17">«NO PROGS») </text:span><text:span text:style-name="T19">при </text:span><text:span text:style-name="T19">повторном нажатии </text:span><text:span text:style-name="T17">«Enter» выводилась</text:span><text:span text:style-name="T19"> окошко с текстом </text:span><text:span text:style-name="T17">«I KNOW NOW» </text:span><text:span text:style-name="T19">и все вешалось с </text:span><text:span text:style-name="T19">перерисовкой экрана без главного меню и выбранном диске </text:span><text:span text:style-name="T17">«A».</text:span></text:p>
      <text:p text:style-name="P19"><text:span text:style-name="T17">- </text:span><text:span text:style-name="T18">из-за использования части старого кода и неизменном (пока) главном цикле опроса управления не </text:span><text:span text:style-name="T18">устранен глюк с блокировкой клавиатуры. При наведении курсора мыши на буковки выбора дисководов </text:span><text:span text:style-name="T18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19">- в главное меню добавлен пункт <text:span text:style-name="T12">«FAT Boot» </text:span><text:span text:style-name="T1">для загрузки кодовых блоков записанных на </text:span><text:span text:style-name="T12">FAT </text:span><text:span text:style-name="T1">в </text:span><text:span text:style-name="T1">формате </text:span><text:span text:style-name="T12">HOBETA.</text:span></text:p>
      <text:p text:style-name="P20">- для работы с <text:span text:style-name="T12">FAT </text:span>добавлен соответствующий код и поддержка <text:span text:style-name="T12">SD </text:span>карт на <text:span text:style-name="T12">NeoGS </text:span>и <text:span text:style-name="T12">Z-</text:span>контроллер (на <text:span text:style-name="T12">ZX Evo </text:span>контроллер встроен в плату) и контроллер винчестера подключаемый по схеме <text:span text:style-name="T12">Nemo.</text:span></text:p>
      <text:p text:style-name="P19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12">GLUK</text:span><text:span text:style-name="T1">а открыты :</text:span><text:span text:style-name="T12">D</text:span></text:p>
      <text:p text:style-name="P19"><text:span text:style-name="T12">- </text:span><text:span text:style-name="T1">за глюки связанные с </text:span><text:span text:style-name="T1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02-26T23:59:27.78</dc:date>
    <meta:editing-duration>P26DT11H15M42S</meta:editing-duration>
    <meta:editing-cycles>162</meta:editing-cycles>
    <meta:generator>LibreOffice/4.0.0.3$Windows_x86 LibreOffice_project/7545bee9c2a0782548772a21bc84a9dcc583b89</meta:generator>
    <meta:document-statistic meta:table-count="0" meta:image-count="0" meta:object-count="0" meta:page-count="8" meta:paragraph-count="266" meta:word-count="3378" meta:character-count="23333" meta:non-whitespace-character-count="20204"/>
  </office:meta>
</office:document-meta>
</file>